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5ca9f" officeooo:paragraph-rsid="0015ca9f"/>
    </style:style>
    <style:style style:name="P2" style:family="paragraph" style:parent-style-name="Preformatted_20_Text">
      <style:text-properties fo:font-size="9pt" officeooo:rsid="0015ca9f" officeooo:paragraph-rsid="0015ca9f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soft (R) Macro Assembler Version 11.00.50727.1<text:tab/> <text:s text:c="3"/>06/16/15 04:26:01</text:p>
      <text:p text:style-name="P2">#MASM Demo<text:tab/><text:tab/><text:tab/><text:tab/>(main.asm<text:tab/> <text:s text:c="4"/>Page 1 - 1</text:p>
      <text:p text:style-name="P2"/>
      <text:p text:style-name="P2"/>
      <text:p text:style-name="P2"><text:tab/><text:tab/><text:tab/><text:tab/>;Written by: John Knowles (jknowle2@my.athens.edu)</text:p>
      <text:p text:style-name="P2"><text:tab/><text:tab/><text:tab/><text:tab/>;Class: CS340 Summer 2015</text:p>
      <text:p text:style-name="P2"><text:tab/><text:tab/><text:tab/><text:tab/>;Date: June 9, 2015</text:p>
      <text:p text:style-name="P2"><text:tab/><text:tab/><text:tab/><text:tab/>;Assignment: Average Routine Printout results</text:p>
      <text:p text:style-name="P2"><text:tab/><text:tab/><text:tab/><text:tab/>;Program Description:</text:p>
      <text:p text:style-name="P2"><text:tab/><text:tab/><text:tab/><text:tab/>;compute average for any set of numbers</text:p>
      <text:p text:style-name="P2"><text:tab/><text:tab/><text:tab/><text:tab/>;Print out the Sum, Average, and what is left in the registers</text:p>
      <text:p text:style-name="P2"><text:tab/><text:tab/><text:tab/><text:tab/>TITLE MASM Demo<text:tab/><text:tab/><text:tab/><text:tab/>(main.asm)</text:p>
      <text:p text:style-name="P2"/>
      <text:p text:style-name="P2"><text:tab/><text:tab/><text:tab/><text:tab/>INCLUDE Irvine32.inc</text:p>
      <text:p text:style-name="P2"><text:tab/><text:tab/><text:tab/> <text:s text:c="5"/>C ; Include file for Irvine32.lib <text:s text:c="12"/>(Irvine32.inc)</text:p>
      <text:p text:style-name="P2"><text:tab/><text:tab/><text:tab/> <text:s text:c="5"/>C </text:p>
      <text:p text:style-name="P2"><text:tab/><text:tab/><text:tab/> <text:s text:c="5"/>C ;OPTION CASEMAP:NONE<text:tab/><text:tab/>; optional: make identifiers case-sensitive</text:p>
      <text:p text:style-name="P2"><text:tab/><text:tab/><text:tab/> <text:s text:c="5"/>C </text:p>
      <text:p text:style-name="P2"><text:tab/><text:tab/><text:tab/> <text:s text:c="5"/>C INCLUDE SmallWin.inc<text:tab/><text:tab/>; MS-Windows prototypes, structures, and constants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tab/><text:tab/><text:tab/> <text:s text:c="5"/>C INCLUDE VirtualKeys.inc</text:p>
      <text:p text:style-name="P2"><text:tab/><text:tab/><text:tab/> <text:s text:c="5"/>C ; VirtualKeys.inc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tab/><text:tab/><text:tab/> <text:s text:c="5"/>C 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s/>00000000<text:tab/><text:tab/><text:tab/>.data</text:p>
      <text:p text:style-name="P2"/>
      <text:p text:style-name="P2"><text:s/>00000000 00000064<text:tab/><text:tab/>myData DWORD 100,-50,125,94,35,-192,82,634</text:p>
      <text:p text:style-name="P2"><text:tab/> <text:s text:c="2"/>FFFFFFCE</text:p>
      <text:p text:style-name="P2"><text:tab/> <text:s text:c="2"/>0000007D</text:p>
      <text:p text:style-name="P2"><text:tab/> <text:s text:c="2"/>0000005E</text:p>
      <text:p text:style-name="P2"><text:tab/> <text:s text:c="2"/>00000023</text:p>
      <text:p text:style-name="P2"><text:tab/> <text:s text:c="2"/>FFFFFF40</text:p>
      <text:p text:style-name="P2"><text:tab/> <text:s text:c="2"/>00000052</text:p>
      <text:p text:style-name="P2"><text:tab/> <text:s text:c="2"/>0000027A</text:p>
      <text:p text:style-name="P2"><text:s/>00000020 <text:s/>000000C1<text:tab/><text:tab/><text:tab/> <text:s text:c="2"/>DWORD 193,999,-524,1,-5,300,15,81,414</text:p>
      <text:p text:style-name="P2"><text:tab/> <text:s text:c="2"/>000003E7</text:p>
      <text:p text:style-name="P2"><text:tab/> <text:s text:c="2"/>FFFFFDF4</text:p>
      <text:p text:style-name="P2"><text:tab/> <text:s text:c="2"/>00000001</text:p>
      <text:p text:style-name="P2"><text:tab/> <text:s text:c="2"/>FFFFFFFB</text:p>
      <text:p text:style-name="P2"><text:tab/> <text:s text:c="2"/>0000012C</text:p>
      <text:p text:style-name="P2"><text:tab/> <text:s text:c="2"/>0000000F</text:p>
      <text:p text:style-name="P2"><text:tab/> <text:s text:c="2"/>00000051</text:p>
      <text:p text:style-name="P2"><text:tab/> <text:s text:c="2"/>0000019E</text:p>
      <text:p text:style-name="P2"><text:s/>00000044 <text:s/>0000008F<text:tab/><text:tab/><text:tab/> <text:s text:c="2"/>DWORD 143,132,52,-62,38,56,42,-81,55,43</text:p>
      <text:p text:style-name="P2"><text:tab/> <text:s text:c="2"/>00000084</text:p>
      <text:p text:style-name="P2"><text:tab/> <text:s text:c="2"/>00000034</text:p>
      <text:p text:style-name="P2"><text:tab/> <text:s text:c="2"/>FFFFFFC2</text:p>
      <text:p text:style-name="P2"><text:tab/> <text:s text:c="2"/>00000026</text:p>
      <text:p text:style-name="P2"><text:tab/> <text:s text:c="2"/>00000038</text:p>
      <text:p text:style-name="P2"><text:tab/> <text:s text:c="2"/>0000002A</text:p>
      <text:p text:style-name="P2"><text:tab/> <text:s text:c="2"/>FFFFFFAF</text:p>
      <text:p text:style-name="P2"><text:tab/> <text:s text:c="2"/>00000037</text:p>
      <text:p text:style-name="P2"><text:tab/> <text:s text:c="2"/>0000002B</text:p>
      <text:p text:style-name="P2"><text:s/>0000006C <text:s/>00000079<text:tab/><text:tab/><text:tab/> <text:s text:c="2"/>DWORD 121,215,0</text:p>
      <text:p text:style-name="P2"><text:tab/> <text:s text:c="2"/>000000D7</text:p>
      <text:p text:style-name="P2"><text:tab/> <text:s text:c="2"/>00000000</text:p>
      <text:p text:style-name="P2"><text:tab/><text:tab/><text:tab/><text:tab/>;Data to be processed</text:p>
      <text:p text:style-name="P2"><text:soft-page-break/><text:s/>00000078 00000000<text:tab/><text:tab/>sums <text:s text:c="2"/>DWORD ?</text:p>
      <text:p text:style-name="P2"><text:tab/><text:tab/><text:tab/><text:tab/>;variable to store the sum of the data</text:p>
      <text:p text:style-name="P2"><text:s/>0000007C 00000000<text:tab/><text:tab/>avg<text:tab/> <text:s text:c="2"/>DWORD ?</text:p>
      <text:p text:style-name="P2"><text:tab/><text:tab/><text:tab/><text:tab/>;variable to store the avg of the data</text:p>
      <text:p text:style-name="P2"><text:s/>00000080 00000000<text:tab/><text:tab/>count <text:s/>DWORD ?</text:p>
      <text:p text:style-name="P2"><text:tab/><text:tab/><text:tab/><text:tab/>;variable to store the amount of variables in the data</text:p>
      <text:p text:style-name="P2"><text:s/>00000084 00000000<text:tab/><text:tab/>remainder DWORD ?</text:p>
      <text:p text:style-name="P2"><text:s/>00000088 53 75 6D 3A 20<text:tab/>ary1 <text:s text:c="2"/>byte "Sum: "</text:p>
      <text:p text:style-name="P2"><text:s/>0000008D <text:s/>00000004 [<text:tab/><text:tab/>bry1 <text:s text:c="2"/>byte 4 dup(' ') ;filled with blankspaces</text:p>
      <text:p text:style-name="P2"><text:tab/> <text:s text:c="3"/>20</text:p>
      <text:p text:style-name="P2"><text:tab/> <text:s text:c="2"/>]</text:p>
      <text:p text:style-name="P2"><text:s/>00000091 0D 0A<text:tab/><text:tab/><text:tab/>stop <text:s text:c="2"/>byte <text:s/>0dh,0ah</text:p>
      <text:p text:style-name="P2"><text:s/>00000093 41 76 67 3A 20<text:tab/>ary2 <text:s text:c="2"/>byte "Avg: <text:s/>"</text:p>
      <text:p text:style-name="P2"><text:tab/> <text:s text:c="2"/>20</text:p>
      <text:p text:style-name="P2"><text:s/>00000099 <text:s/>00000003 [<text:tab/><text:tab/>bry2 <text:s text:c="2"/>byte 3 dup(' ') ;filled with blankspaces</text:p>
      <text:p text:style-name="P2"><text:tab/> <text:s text:c="3"/>20</text:p>
      <text:p text:style-name="P2"><text:tab/> <text:s text:c="2"/>]</text:p>
      <text:p text:style-name="P2"><text:s/>0000009C 0D 0A<text:tab/><text:tab/><text:tab/>stop2 <text:s/>byte <text:s/>0dh,0ah</text:p>
      <text:p text:style-name="P2"><text:s/>0000009E 52 65 6D 61 69<text:tab/>ary3 <text:s text:c="2"/>byte "Remainder: "</text:p>
      <text:p text:style-name="P2"><text:tab/> <text:s text:c="2"/>6E 64 65 72 3A</text:p>
      <text:p text:style-name="P2"><text:tab/> <text:s text:c="2"/>20</text:p>
      <text:p text:style-name="P2"><text:s/>000000A9 <text:s/>00000003 [<text:tab/><text:tab/>bry3 <text:s text:c="2"/>byte 3 dup(' ') ;filled with blank</text:p>
      <text:p text:style-name="P2"><text:tab/> <text:s text:c="3"/>20</text:p>
      <text:p text:style-name="P2"><text:tab/> <text:s text:c="2"/>]</text:p>
      <text:p text:style-name="P2"><text:s/>000000AC 0D 0A 00<text:tab/><text:tab/>stop3 <text:s/>byte 0dh,0ah,0</text:p>
      <text:p text:style-name="P2"><text:tab/><text:tab/><text:tab/><text:tab/>;ary1 through stop3 is for printing</text:p>
      <text:p text:style-name="P2"><text:tab/><text:tab/><text:tab/><text:tab/>;bry1, bry2, bry3 are for the conversion of int to ascii</text:p>
      <text:p text:style-name="P2"/>
      <text:p text:style-name="P2"><text:s/>00000000<text:tab/><text:tab/><text:tab/>.code</text:p>
      <text:p text:style-name="P2"><text:s/>00000000<text:tab/><text:tab/><text:tab/>main PROC</text:p>
      <text:p text:style-name="P2"><text:s/>00000000 <text:s/>8D 35 00000000 R<text:tab/><text:tab/>lea esi,myData</text:p>
      <text:p text:style-name="P2"><text:tab/><text:tab/><text:tab/><text:tab/><text:tab/>;move the offest of myData into esi</text:p>
      <text:p text:style-name="P2"/>
      <text:p text:style-name="P2"><text:s/>00000006 <text:s/>E8 0000004C<text:tab/><text:tab/><text:tab/>call sum</text:p>
      <text:p text:style-name="P2"><text:tab/><text:tab/><text:tab/><text:tab/><text:tab/>;call the procedure to sum up the data while taking count</text:p>
      <text:p text:style-name="P2"/>
      <text:p text:style-name="P2"><text:s/>0000000B <text:s/>E8 0000006E<text:tab/><text:tab/><text:tab/>call average</text:p>
      <text:p text:style-name="P2"><text:tab/><text:tab/><text:tab/><text:tab/><text:tab/>;call the procedure to average the data</text:p>
      <text:p text:style-name="P2"/>
      <text:p text:style-name="P2"/>
      <text:p text:style-name="P2"><text:s/>00000010 <text:s/>8D 35 00000091 R<text:tab/><text:tab/>lea esi,stop</text:p>
      <text:p text:style-name="P2"><text:tab/><text:tab/><text:tab/><text:tab/><text:tab/>;move the offset of stop into esi so bry1 can be traversed in reverse</text:p>
      <text:p text:style-name="P2"/>
      <text:p text:style-name="P2"><text:s/>00000016 <text:s/>A1 00000078 R<text:tab/><text:tab/>mov eax,sums</text:p>
      <text:p text:style-name="P2"><text:tab/><text:tab/><text:tab/><text:tab/><text:tab/>;move the sum value into eax, which is value to be converted</text:p>
      <text:p text:style-name="P2"/>
      <text:p text:style-name="P2"><text:s/>0000001B <text:s/>E8 0000007C<text:tab/><text:tab/><text:tab/>call convert</text:p>
      <text:p text:style-name="P2"><text:tab/><text:tab/><text:tab/><text:tab/><text:tab/>;call convert which makes use of the previous 2 statements</text:p>
      <text:p text:style-name="P2"/>
      <text:p text:style-name="P2"/>
      <text:p text:style-name="P2"><text:s/>00000020 <text:s/>8D 35 0000009C R<text:tab/><text:tab/>lea esi,stop2</text:p>
      <text:p text:style-name="P2"><text:tab/><text:tab/><text:tab/><text:tab/><text:tab/>;move the offset of stop2 into esi so bry2 can be traversed in reverse</text:p>
      <text:p text:style-name="P2"/>
      <text:p text:style-name="P2"><text:s/>00000026 <text:s/>A1 0000007C R<text:tab/><text:tab/>mov eax,avg</text:p>
      <text:p text:style-name="P2"><text:tab/><text:tab/><text:tab/><text:tab/><text:tab/>;move the avg value into eax, which is the value to be converted</text:p>
      <text:p text:style-name="P2"/>
      <text:p text:style-name="P2"><text:s/>0000002B <text:s/>E8 0000006C<text:tab/><text:tab/><text:tab/>call convert</text:p>
      <text:p text:style-name="P2"><text:tab/><text:tab/><text:tab/><text:tab/><text:tab/>;call convert procedure which makes use of the previous 2 statements</text:p>
      <text:p text:style-name="P2"/>
      <text:p text:style-name="P2"><text:s/>00000030 <text:s/>8D 35 000000AC R<text:tab/><text:tab/>lea esi,stop3</text:p>
      <text:p text:style-name="P2"><text:tab/><text:tab/><text:tab/><text:tab/><text:tab/>;move the offset of stop3 into esi so bry3 can be traversed <text:soft-page-break/>in reverse</text:p>
      <text:p text:style-name="P2"/>
      <text:p text:style-name="P2"><text:s/>00000036 <text:s/>A1 00000084 R<text:tab/><text:tab/>mov eax,remainder</text:p>
      <text:p text:style-name="P2"><text:tab/><text:tab/><text:tab/><text:tab/><text:tab/>;move the reaminder value into eax, which will be converted to ascii</text:p>
      <text:p text:style-name="P2"/>
      <text:p text:style-name="P2"><text:s/>0000003B <text:s/>E8 0000005C<text:tab/><text:tab/><text:tab/>call convert</text:p>
      <text:p text:style-name="P2"><text:tab/><text:tab/><text:tab/><text:tab/><text:tab/>;convert eax to ascii and place into esi/bry3 array</text:p>
      <text:p text:style-name="P2"/>
      <text:p text:style-name="P2"><text:s/>00000040 <text:s/>8D 35 00000088 R<text:tab/><text:tab/>lea esi,ary1</text:p>
      <text:p text:style-name="P2"><text:tab/><text:tab/><text:tab/><text:tab/><text:tab/>;setup esi for printing based on memory location</text:p>
      <text:p text:style-name="P2"/>
      <text:p text:style-name="P2"><text:s/>00000046 <text:s/>E8 0000006A<text:tab/><text:tab/><text:tab/>call printChars</text:p>
      <text:p text:style-name="P2"><text:tab/><text:tab/><text:tab/><text:tab/><text:tab/>;call print procedure</text:p>
      <text:p text:style-name="P2"/>
      <text:p text:style-name="P2"><text:s/>0000004B <text:s/>E8 00000000 E<text:tab/><text:tab/>call DumpRegs</text:p>
      <text:p text:style-name="P2"><text:tab/><text:tab/><text:tab/><text:tab/><text:tab/>;call irvine register dump</text:p>
      <text:p text:style-name="P2"/>
      <text:p text:style-name="P2"><text:tab/><text:tab/><text:tab/><text:tab/> <text:s text:c="3"/>exit</text:p>
      <text:p text:style-name="P2"><text:s/>00000057<text:tab/><text:tab/><text:tab/>main ENDP</text:p>
      <text:p text:style-name="P2"/>
      <text:p text:style-name="P2"/>
      <text:p text:style-name="P2"><text:s/>00000057<text:tab/><text:tab/><text:tab/>sum PROC ;procedure to find array sum and size</text:p>
      <text:p text:style-name="P2"><text:s/>00000057 <text:s/>B9 00000000<text:tab/><text:tab/><text:tab/>mov ecx,0</text:p>
      <text:p text:style-name="P2"><text:tab/><text:tab/><text:tab/><text:tab/><text:tab/>;make sure ecx is 0</text:p>
      <text:p text:style-name="P2"><text:s/>0000005C <text:s/>BA 00000000<text:tab/><text:tab/><text:tab/>mov edx,0</text:p>
      <text:p text:style-name="P2"><text:tab/><text:tab/><text:tab/><text:tab/><text:tab/>;make sure edix is 0</text:p>
      <text:p text:style-name="P2"><text:s/>00000061 <text:s/>B8 00000000<text:tab/><text:tab/><text:tab/>mov eax,0</text:p>
      <text:p text:style-name="P2"><text:tab/><text:tab/><text:tab/><text:tab/><text:tab/>;make sure eax is 0</text:p>
      <text:p text:style-name="P2"/>
      <text:p text:style-name="P2"><text:s/>00000066 <text:s/>03 06<text:tab/><text:tab/>loopit:<text:tab/>add eax,[esi]</text:p>
      <text:p text:style-name="P2"><text:tab/><text:tab/><text:tab/><text:tab/><text:tab/><text:tab/>;beginning of not equal loop loopit</text:p>
      <text:p text:style-name="P2"><text:tab/><text:tab/><text:tab/><text:tab/><text:tab/><text:tab/>;add value from esi array location into eax</text:p>
      <text:p text:style-name="P2"/>
      <text:p text:style-name="P2"><text:s/>00000068 <text:s/>83 C6 04<text:tab/><text:tab/><text:tab/><text:tab/>add esi,4</text:p>
      <text:p text:style-name="P2"><text:tab/><text:tab/><text:tab/><text:tab/><text:tab/><text:tab/>;bump array to next position in esi</text:p>
      <text:p text:style-name="P2"/>
      <text:p text:style-name="P2"><text:s/>0000006B <text:s/>83 C1 01<text:tab/><text:tab/><text:tab/><text:tab/>add ecx,1</text:p>
      <text:p text:style-name="P2"><text:tab/><text:tab/><text:tab/><text:tab/><text:tab/><text:tab/>;add 1 to array size counter ecx</text:p>
      <text:p text:style-name="P2"/>
      <text:p text:style-name="P2"><text:s/>0000006E <text:s/>3B 16<text:tab/><text:tab/><text:tab/><text:tab/>cmp edx,[esi]</text:p>
      <text:p text:style-name="P2"><text:tab/><text:tab/><text:tab/><text:tab/><text:tab/><text:tab/>;check if esi location current value is 0</text:p>
      <text:p text:style-name="P2"/>
      <text:p text:style-name="P2"><text:s/>00000070 <text:s/>75 F4<text:tab/><text:tab/><text:tab/><text:tab/>jne loopit</text:p>
      <text:p text:style-name="P2"><text:tab/><text:tab/><text:tab/><text:tab/><text:tab/><text:tab/>;if esi is not 0 then loop on</text:p>
      <text:p text:style-name="P2"/>
      <text:p text:style-name="P2"><text:s/>00000072 <text:s/>A3 00000078 R<text:tab/><text:tab/>mov sums,eax</text:p>
      <text:p text:style-name="P2"><text:tab/><text:tab/><text:tab/><text:tab/><text:tab/>;after loop is over move eax value into sums variable</text:p>
      <text:p text:style-name="P2"/>
      <text:p text:style-name="P2"><text:s/>00000077 <text:s/>89 0D 00000080 R<text:tab/><text:tab/>mov count,ecx</text:p>
      <text:p text:style-name="P2"><text:tab/><text:tab/><text:tab/><text:tab/><text:tab/>;after loop is over move ecx array size counter into count variable</text:p>
      <text:p text:style-name="P2"/>
      <text:p text:style-name="P2"><text:s/>0000007D <text:s/>C3<text:tab/><text:tab/><text:tab/><text:tab/>ret</text:p>
      <text:p text:style-name="P2"><text:s/>0000007E<text:tab/><text:tab/><text:tab/>sum ENDP</text:p>
      <text:p text:style-name="P2"/>
      <text:p text:style-name="P2"><text:s/>0000007E<text:tab/><text:tab/><text:tab/>average PROC </text:p>
      <text:p text:style-name="P2"><text:tab/><text:tab/><text:tab/><text:tab/>;procedure to find array average value</text:p>
      <text:p text:style-name="P2"/>
      <text:p text:style-name="P2"><text:s/>0000007E <text:s/>A1 00000078 R<text:tab/><text:tab/>mov eax,sums</text:p>
      <text:p text:style-name="P2"><text:tab/><text:tab/><text:tab/><text:tab/><text:tab/>;move sum of array into eax</text:p>
      <text:p text:style-name="P2"><text:s/>00000083 <text:s/>BA 00000000<text:tab/><text:tab/><text:tab/>mov edx,0</text:p>
      <text:p text:style-name="P2"><text:tab/><text:tab/><text:tab/><text:tab/><text:tab/>;make sure edx is clear</text:p>
      <text:p text:style-name="P2"><text:s/>00000088 <text:s/>8B 1D 00000080 R<text:tab/><text:tab/>mov ebx,count</text:p>
      <text:p text:style-name="P2"><text:tab/><text:tab/><text:tab/><text:tab/><text:tab/>;move array size into ebx</text:p>
      <text:p text:style-name="P2"/>
      <text:p text:style-name="P2"><text:soft-page-break/><text:s/>0000008E <text:s/>F7 F3<text:tab/><text:tab/><text:tab/>div ebx</text:p>
      <text:p text:style-name="P2"><text:tab/><text:tab/><text:tab/><text:tab/><text:tab/>;divide eax which is 3056 by ebx which is 29</text:p>
      <text:p text:style-name="P2"/>
      <text:p text:style-name="P2"><text:s/>00000090 <text:s/>A3 0000007C R<text:tab/><text:tab/>mov avg,eax</text:p>
      <text:p text:style-name="P2"><text:tab/><text:tab/><text:tab/><text:tab/><text:tab/>;mov eax value which contains the average into avg variable</text:p>
      <text:p text:style-name="P2"/>
      <text:p text:style-name="P2"><text:s/>00000095 <text:s/>89 15 00000084 R<text:tab/><text:tab/>mov remainder,edx</text:p>
      <text:p text:style-name="P2"><text:tab/><text:tab/><text:tab/><text:tab/><text:tab/>;mov remainder into its memory storage</text:p>
      <text:p text:style-name="P2"/>
      <text:p text:style-name="P2"><text:s/>0000009B <text:s/>C3<text:tab/><text:tab/><text:tab/><text:tab/>ret</text:p>
      <text:p text:style-name="P2"><text:s/>0000009C<text:tab/><text:tab/><text:tab/>average ENDP</text:p>
      <text:p text:style-name="P2"/>
      <text:p text:style-name="P2"><text:s/>0000009C<text:tab/><text:tab/><text:tab/>convert PROC </text:p>
      <text:p text:style-name="P2"><text:tab/><text:tab/><text:tab/><text:tab/><text:tab/><text:tab/>;procedure to convert int to ascii</text:p>
      <text:p text:style-name="P2"><text:tab/><text:tab/><text:tab/><text:tab/><text:tab/><text:tab/>;requires esi and eax be set before call</text:p>
      <text:p text:style-name="P2"><text:tab/><text:tab/><text:tab/><text:tab/><text:tab/><text:tab/>;esi must be set to a byte size array</text:p>
      <text:p text:style-name="P2"/>
      <text:p text:style-name="P2"><text:s/>0000009C <text:s/>BB 0000000A<text:tab/><text:tab/><text:tab/><text:tab/>mov ebx,10</text:p>
      <text:p text:style-name="P2"><text:tab/><text:tab/><text:tab/><text:tab/><text:tab/><text:tab/>;ebx set to 10 for division by 10 to get remainder</text:p>
      <text:p text:style-name="P2"/>
      <text:p text:style-name="P2"><text:s/>000000A1 <text:s/>4E<text:tab/><text:tab/><text:tab/><text:tab/><text:tab/>dec esi</text:p>
      <text:p text:style-name="P2"><text:tab/><text:tab/><text:tab/><text:tab/><text:tab/><text:tab/>;decrement esi because esi is set beyond that of array</text:p>
      <text:p text:style-name="P2"/>
      <text:p text:style-name="P2"><text:s/>000000A2<text:tab/><text:tab/><text:tab/>loopsy:</text:p>
      <text:p text:style-name="P2"><text:tab/><text:tab/><text:tab/><text:tab/><text:tab/><text:tab/>;beginning of loopsy jne loop</text:p>
      <text:p text:style-name="P2"/>
      <text:p text:style-name="P2"><text:s/>000000A2 <text:s/>BA 00000000<text:tab/><text:tab/><text:tab/><text:tab/>mov edx,0</text:p>
      <text:p text:style-name="P2"><text:tab/><text:tab/><text:tab/><text:tab/><text:tab/><text:tab/>;edx remainder is reset to zero every time</text:p>
      <text:p text:style-name="P2"/>
      <text:p text:style-name="P2"><text:s/>000000A7 <text:s/>F7 F3<text:tab/><text:tab/><text:tab/><text:tab/>div ebx</text:p>
      <text:p text:style-name="P2"><text:tab/><text:tab/><text:tab/><text:tab/><text:tab/><text:tab/>;divied eax by ebx which is 10, remainder stored in edx</text:p>
      <text:p text:style-name="P2"/>
      <text:p text:style-name="P2"><text:s/>000000A9 <text:s/>80 C2 30<text:tab/><text:tab/><text:tab/><text:tab/>add dl,30h</text:p>
      <text:p text:style-name="P2"><text:tab/><text:tab/><text:tab/><text:tab/><text:tab/><text:tab/>;add 48 which is 30h in hex to current value</text:p>
      <text:p text:style-name="P2"><text:tab/><text:tab/><text:tab/><text:tab/><text:tab/><text:tab/>;stored in edx but used as byte size dl</text:p>
      <text:p text:style-name="P2"/>
      <text:p text:style-name="P2"><text:s/>000000AC <text:s/>88 16<text:tab/><text:tab/><text:tab/><text:tab/>mov [esi],dl</text:p>
      <text:p text:style-name="P2"><text:tab/><text:tab/><text:tab/><text:tab/><text:tab/><text:tab/>;move ascii converted value in dl into byte size array esi</text:p>
      <text:p text:style-name="P2"/>
      <text:p text:style-name="P2"><text:s/>000000AE <text:s/>4E<text:tab/><text:tab/><text:tab/><text:tab/><text:tab/>dec esi</text:p>
      <text:p text:style-name="P2"><text:tab/><text:tab/><text:tab/><text:tab/><text:tab/><text:tab/>;move from right to left in array</text:p>
      <text:p text:style-name="P2"/>
      <text:p text:style-name="P2"><text:s/>000000AF <text:s/>83 F8 00<text:tab/><text:tab/><text:tab/><text:tab/>cmp eax,0</text:p>
      <text:p text:style-name="P2"><text:tab/><text:tab/><text:tab/><text:tab/><text:tab/><text:tab/>;check if eax has anything to divide</text:p>
      <text:p text:style-name="P2"/>
      <text:p text:style-name="P2"><text:s/>000000B2 <text:s/>75 EE<text:tab/><text:tab/><text:tab/><text:tab/>jne loopsy</text:p>
      <text:p text:style-name="P2"><text:tab/><text:tab/><text:tab/><text:tab/><text:tab/><text:tab/>;if eax is equal to zero then we are out of here</text:p>
      <text:p text:style-name="P2"/>
      <text:p text:style-name="P2"><text:s/>000000B4 <text:s/>C3<text:tab/><text:tab/><text:tab/><text:tab/>ret</text:p>
      <text:p text:style-name="P2"><text:s/>000000B5<text:tab/><text:tab/><text:tab/>convert ENDP</text:p>
      <text:p text:style-name="P2"/>
      <text:p text:style-name="P2"><text:s/>000000B5<text:tab/><text:tab/><text:tab/>printChars PROC </text:p>
      <text:p text:style-name="P2"><text:tab/><text:tab/><text:tab/><text:tab/>;print characters in array or consecutive memory locations</text:p>
      <text:p text:style-name="P2"><text:tab/><text:tab/><text:tab/><text:tab/>;esi must be set to byte size array before calling</text:p>
      <text:p text:style-name="P2"/>
      <text:p text:style-name="P2"><text:s/>000000B5<text:tab/><text:tab/><text:tab/>nextChar: </text:p>
      <text:p text:style-name="P2"><text:tab/><text:tab/><text:tab/><text:tab/><text:tab/><text:tab/>;begin nextChar loop</text:p>
      <text:p text:style-name="P2"/>
      <text:p text:style-name="P2"><text:s/>000000B5 <text:s/>8A 06<text:tab/><text:tab/><text:tab/><text:tab/>mov al,[esi]</text:p>
      <text:p text:style-name="P2"><text:tab/><text:tab/><text:tab/><text:tab/><text:tab/><text:tab/>;move value from esi current location into al register</text:p>
      <text:p text:style-name="P2"/>
      <text:p text:style-name="P2"><text:s/>000000B7 <text:s/>3C 00<text:tab/><text:tab/><text:tab/><text:tab/>cmp al,0</text:p>
      <text:p text:style-name="P2"><text:soft-page-break/><text:tab/><text:tab/><text:tab/><text:tab/><text:tab/><text:tab/>;check if al is null</text:p>
      <text:p text:style-name="P2"/>
      <text:p text:style-name="P2"><text:s/>000000B9 <text:s/>74 08<text:tab/><text:tab/><text:tab/><text:tab/>je allDone</text:p>
      <text:p text:style-name="P2"><text:tab/><text:tab/><text:tab/><text:tab/><text:tab/> <text:s text:c="3"/>;previous compare says al register is equal to 0</text:p>
      <text:p text:style-name="P2"><text:tab/><text:tab/><text:tab/><text:tab/><text:tab/><text:tab/>;then go to return statement and get out of here</text:p>
      <text:p text:style-name="P2"><text:tab/><text:tab/><text:tab/><text:tab/><text:tab/><text:tab/>;only way to break loop</text:p>
      <text:p text:style-name="P2"/>
      <text:p text:style-name="P2"><text:s/>000000BB <text:s/>E8 00000000 E<text:tab/><text:tab/><text:tab/>call writeChar</text:p>
      <text:p text:style-name="P2"><text:tab/><text:tab/><text:tab/><text:tab/><text:tab/><text:tab/>;call irvine writeChar to print single </text:p>
      <text:p text:style-name="P2"><text:tab/><text:tab/><text:tab/><text:tab/><text:tab/><text:tab/>;byte size character from al register</text:p>
      <text:p text:style-name="P2"/>
      <text:p text:style-name="P2"><text:s/>000000C0 <text:s/>46<text:tab/><text:tab/><text:tab/><text:tab/><text:tab/>inc esi</text:p>
      <text:p text:style-name="P2"><text:tab/><text:tab/><text:tab/><text:tab/><text:tab/><text:tab/>;increment esi to next memory location by 1 byte</text:p>
      <text:p text:style-name="P2"/>
      <text:p text:style-name="P2"><text:s/>000000C1 <text:s/>EB F2<text:tab/><text:tab/><text:tab/><text:tab/>jmp nextChar</text:p>
      <text:p text:style-name="P2"><text:tab/><text:tab/><text:tab/><text:tab/><text:tab/><text:tab/>;unconditional jump to nextChar label</text:p>
      <text:p text:style-name="P2"/>
      <text:p text:style-name="P2"><text:s/>000000C3 <text:s/>C3<text:tab/><text:tab/><text:tab/>allDone: ret</text:p>
      <text:p text:style-name="P2"><text:tab/><text:tab/><text:tab/><text:tab/>;allDone label for getting out of here</text:p>
      <text:p text:style-name="P2"/>
      <text:p text:style-name="P2"><text:s/>000000C4<text:tab/><text:tab/><text:tab/>printChars ENDP</text:p>
      <text:p text:style-name="P2"/>
      <text:p text:style-name="P2"><text:tab/><text:tab/><text:tab/><text:tab/>END main</text:p>
      <text:p text:style-name="P2"/>
      <text:p text:style-name="P2">Microsoft (R) Macro Assembler Version 11.00.50727.1<text:tab/> <text:s text:c="3"/>06/16/15 04:26:01</text:p>
      <text:p text:style-name="P2">#MASM Demo<text:tab/><text:tab/><text:tab/><text:tab/>(main.asm<text:tab/> <text:s text:c="4"/>Symbols 2 - 1</text:p>
      <text:p text:style-name="P2"/>
      <text:p text:style-name="P2"/>
      <text:p text:style-name="P2"/>
      <text:p text:style-name="P2"><text:tab/> <text:s text:c="2"/>0 Warnings</text:p>
      <text:p text:style-name="P2"><text:tab/> <text:s text:c="2"/>0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4:20:53.807000000</dc:date>
    <meta:editing-duration>PT1M42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5" meta:paragraph-count="216" meta:word-count="1143" meta:character-count="7508" meta:non-whitespace-character-count="5498"/>
  </office:meta>
</office:document-meta>
</file>